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2148" officeooo:paragraph-rsid="00002148"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ererybod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10-01T15:27:19.634000000</dc:date>
    <meta:editing-duration>PT23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</office:meta>
</office:document-meta>
</file>